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e9a0" officeooo:paragraph-rsid="000fe9a0"/>
    </style:style>
    <style:style style:name="P2" style:family="paragraph" style:parent-style-name="Standard">
      <style:text-properties officeooo:paragraph-rsid="000fe9a0"/>
    </style:style>
    <style:style style:name="P3" style:family="paragraph" style:parent-style-name="Standard">
      <style:text-properties officeooo:rsid="00118e97" officeooo:paragraph-rsid="00118e97"/>
    </style:style>
    <style:style style:name="P4" style:family="paragraph" style:parent-style-name="Standard">
      <style:text-properties officeooo:rsid="0012f279" officeooo:paragraph-rsid="0012f279"/>
    </style:style>
    <style:style style:name="P5" style:family="paragraph" style:parent-style-name="Standard">
      <style:text-properties officeooo:rsid="0013f475" officeooo:paragraph-rsid="0013f475"/>
    </style:style>
    <style:style style:name="P6" style:family="paragraph" style:parent-style-name="Standard">
      <style:text-properties officeooo:rsid="00147c4b" officeooo:paragraph-rsid="00147c4b"/>
    </style:style>
    <style:style style:name="P7" style:family="paragraph" style:parent-style-name="Standard">
      <style:text-properties officeooo:paragraph-rsid="00147c4b"/>
    </style:style>
    <style:style style:name="T1" style:family="text">
      <style:text-properties officeooo:rsid="000e3c5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e3c58"/>
    </style:style>
    <style:style style:name="T4" style:family="text">
      <style:text-properties style:text-underline-style="solid" style:text-underline-width="auto" style:text-underline-color="font-color" officeooo:rsid="000fe9a0"/>
    </style:style>
    <style:style style:name="T5" style:family="text">
      <style:text-properties style:text-underline-style="solid" style:text-underline-width="auto" style:text-underline-color="font-color" officeooo:rsid="00147c4b"/>
    </style:style>
    <style:style style:name="T6" style:family="text">
      <style:text-properties style:text-underline-style="none" officeooo:rsid="000e3c58"/>
    </style:style>
    <style:style style:name="T7" style:family="text">
      <style:text-properties style:text-underline-style="none" officeooo:rsid="000fe9a0"/>
    </style:style>
    <style:style style:name="T8" style:family="text">
      <style:text-properties officeooo:rsid="000fe9a0"/>
    </style:style>
    <style:style style:name="T9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0" style:family="text">
      <style:text-properties style:text-position="0% 100%"/>
    </style:style>
    <style:style style:name="T11" style:family="text">
      <style:text-properties officeooo:rsid="0012f279"/>
    </style:style>
    <style:style style:name="T12" style:family="text">
      <style:text-properties officeooo:rsid="0013f475"/>
    </style:style>
    <style:style style:name="T13" style:family="text">
      <style:text-properties officeooo:rsid="00147c4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llotjament(</text:span><text:span text:style-name="T6">nom_comercial,</text:span><text:span text:style-name="T3">numero_registre ,</text:span><text:span text:style-name="T6">descripcio_</text:span><text:span text:style-name="T7">cat,descripcio_esp,descripcio_eng</text:span><text:span text:style-name="T6">,municipi,adreca,</text:span><text:span text:style-name="T7">tipus_allotjament,tipus_vacances,categoria,num_persones,habitacions,llits,banys,propietari,serveis</text:span><text:span text:style-name="T10">);</text:span></text:p>
      <text:p text:style-name="P1">fotografia(nom,<text:span text:style-name="T2">nom_comercial</text:span>)</text:p>
      <text:p text:style-name="P1">comentaris(<text:span text:style-name="T2">usuari</text:span>,allotjament,text,data,hora)</text:p>
      <text:p text:style-name="P3">municipi(<text:span text:style-name="T2">poble</text:span>,illa),</text:p>
      <text:p text:style-name="P4">preus(<text:span text:style-name="T9">categoria</text:span>,temporadaA,preuA,temporadaB,preuB)</text:p>
      <text:p text:style-name="P4">reserves(<text:span text:style-name="T2">allotjament</text:span>,client,entrada,sortida,preu,estat,data)</text:p>
      <text:p text:style-name="P4">serveis(servei_cat,servei_esp,servei_eng,<text:span text:style-name="T2">id</text:span>),</text:p>
      <text:p text:style-name="P4">tipus_allotjament(allotjament_cat,allotajament_esp,allotjament_esp,<text:span text:style-name="T2">id</text:span>),</text:p>
      <text:p text:style-name="P5">traduccions(<text:span text:style-name="T2">cat</text:span>,esp,eng),</text:p>
      <text:p text:style-name="P5">usuaris(nom,llinatges,<text:span text:style-name="T2">dni</text:span>,telefon,email,password,<text:span text:style-name="T13">rol</text:span>),</text:p>
      <text:p text:style-name="P5">vacances(desc_cat,desc_esp,descp_eng,<text:span text:style-name="T2">id</text:span>)</text:p>
      <text:p text:style-name="P6"/>
      <text:p text:style-name="P7"><text:span text:style-name="T13">claus foraneeas </text:span></text:p>
      <text:p text:style-name="P7"><text:span text:style-name="T13">comentaris</text:span>(usuari) amb usuaris<text:span text:style-name="T13">(id)</text:span></text:p>
      <text:p text:style-name="Standard">allotjament(categoria) amb preus(categoria)</text:p>
      <text:p text:style-name="P6">allotjament(municipi) amb municipi(poble)</text:p>
      <text:p text:style-name="P6">allotjament(tipus_allotjament) amb <text:span text:style-name="T11">tipus_allotjament</text:span>(id)</text:p>
      <text:p text:style-name="P6">allotjament(vacances) amb <text:span text:style-name="T12">vacances</text:span>(id)</text:p>
      <text:p text:style-name="P6">allotajament(serveis) amb serveis(id),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2:46:38.309322469</meta:creation-date>
    <dc:date>2018-11-26T13:34:52.096046637</dc:date>
    <meta:editing-duration>PT48M12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1" meta:paragraph-count="18" meta:word-count="32" meta:character-count="910" meta:non-whitespace-character-count="895"/>
  </office:meta>
</office:document-meta>
</file>